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automatic-styles>
    <text:list-style style:name="LFO1">
      <text:list-level-style-number text:level="1" text:style-name="WW_CharLFO1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text-properties fo:color="#000000" fo:font-size="14pt" style:font-size-asian="14pt"/>
    </style:style>
    <style:style style:name="T2" style:parent-style-name="Policepardéfaut" style:family="text">
      <style:text-properties fo:color="#000000" fo:font-size="14pt" style:font-size-asian="14pt"/>
    </style:style>
    <style:style style:name="T3" style:parent-style-name="Policepardéfaut" style:family="text">
      <style:text-properties fo:color="#000000"/>
    </style:style>
    <style:style style:name="P4" style:parent-style-name="Normal" style:family="paragraph">
      <style:text-properties fo:color="#000000"/>
    </style:style>
    <style:style style:name="P5" style:parent-style-name="Normal" style:family="paragraph">
      <style:paragraph-properties fo:text-align="center"/>
    </style:style>
    <style:style style:name="T6" style:parent-style-name="Policepardéfaut" style:family="text">
      <style:text-properties fo:color="#000000" fo:font-size="16pt" style:font-size-asian="16pt"/>
    </style:style>
    <style:style style:name="P7" style:parent-style-name="Normal" style:family="paragraph">
      <style:text-properties fo:color="#000000"/>
    </style:style>
    <style:style style:name="P8" style:parent-style-name="Normal" style:family="paragraph">
      <style:text-properties fo:color="#000000"/>
    </style:style>
    <style:style style:name="T9" style:parent-style-name="Policepardéfaut" style:family="text">
      <style:text-properties fo:font-weight="bold" style:font-weight-asian="bold" fo:color="#000000" style:text-underline-type="single" style:text-underline-style="solid" style:text-underline-width="auto" style:text-underline-mode="continuous"/>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T12" style:parent-style-name="Policepardéfaut" style:family="text">
      <style:text-properties fo:font-weight="bold" style:font-weight-asian="bold" fo:color="#000000" fo:font-size="13pt" style:font-size-asian="13pt" style:font-size-complex="13pt"/>
    </style:style>
    <style:style style:name="P13" style:parent-style-name="Normal" style:family="paragraph">
      <style:text-properties fo:font-weight="bold" style:font-weight-asian="bold" fo:color="#000000"/>
    </style:style>
    <style:style style:name="T14" style:parent-style-name="Policepardéfaut" style:family="text">
      <style:text-properties fo:font-weight="bold" style:font-weight-asian="bold" fo:color="#000000" style:text-underline-type="single" style:text-underline-style="solid" style:text-underline-width="auto" style:text-underline-mode="continuous"/>
    </style:style>
    <style:style style:name="T15" style:parent-style-name="Policepardéfaut" style:family="text">
      <style:text-properties fo:font-weight="bold" style:font-weight-asian="bold" fo:color="#000000"/>
    </style:style>
    <style:style style:name="T16" style:parent-style-name="Policepardéfaut" style:family="text">
      <style:text-properties fo:color="#000000" fo:font-size="14pt" style:font-size-asian="14pt"/>
    </style:style>
    <style:style style:name="P17" style:parent-style-name="Normal" style:family="paragraph">
      <style:text-properties fo:font-weight="bold" style:font-weight-asian="bold" fo:color="#000000" style:text-underline-type="single" style:text-underline-style="solid" style:text-underline-width="auto" style:text-underline-mode="continuous"/>
    </style:style>
    <style:style style:name="P18" style:parent-style-name="Normal" style:family="paragraph">
      <style:paragraph-properties fo:margin-left="1.9666in" fo:text-indent="0.4916in">
        <style:tab-stops/>
      </style:paragraph-properties>
      <style:text-properties fo:font-weight="bold" style:font-weight-asian="bold" fo:color="#000000"/>
    </style:style>
    <style:style style:name="P19" style:parent-style-name="Titre1" style:family="paragraph">
      <style:text-properties fo:color="#000000" fo:font-size="12pt" style:font-size-asian="12pt" style:text-underline-type="single" style:text-underline-style="solid" style:text-underline-width="auto" style:text-underline-mode="continuous"/>
    </style:style>
    <style:style style:name="P20" style:parent-style-name="Normal" style:family="paragraph">
      <style:text-properties fo:color="#000000"/>
    </style:style>
    <style:style style:name="P21" style:parent-style-name="Normal" style:family="paragraph">
      <style:paragraph-properties fo:text-align="justify" fo:line-height="150%"/>
      <style:text-properties fo:color="#000000"/>
    </style:style>
    <style:style style:name="P22" style:parent-style-name="Normal" style:family="paragraph">
      <style:text-properties fo:color="#000000"/>
    </style:style>
    <style:style style:name="P23" style:parent-style-name="Titre2" style:family="paragraph">
      <style:paragraph-properties fo:text-align="justify"/>
      <style:text-properties style:font-name="Times New Roman" style:font-name-complex="Times New Roman" fo:font-weight="bold" style:font-weight-asian="bold" fo:font-style="italic" style:font-style-asian="italic" fo:color="#000000" fo:font-size="12pt" style:font-size-asian="12pt" style:text-underline-type="single" style:text-underline-style="solid" style:text-underline-width="auto" style:text-underline-mode="continuous"/>
    </style:style>
    <style:style style:name="P24" style:parent-style-name="Normal" style:family="paragraph">
      <style:paragraph-properties fo:text-align="justify" fo:line-height="150%"/>
      <style:text-properties fo:color="#000000"/>
    </style:style>
    <style:style style:name="P25" style:parent-style-name="Normal" style:family="paragraph">
      <style:paragraph-properties fo:text-align="justify" fo:line-height="150%"/>
      <style:text-properties fo:color="#000000"/>
    </style:style>
    <style:style style:name="TableColumn27" style:family="table-column">
      <style:table-column-properties style:column-width="6.5118in"/>
    </style:style>
    <style:style style:name="Table26" style:family="table">
      <style:table-properties style:width="6.5118in" fo:margin-left="0.1736in" table:align="left"/>
    </style:style>
    <style:style style:name="TableRow28" style:family="table-row">
      <style:table-row-properties style:min-row-height="0.3562in"/>
    </style:style>
    <style:style style:name="TableCell29" style:family="table-cell">
      <style:table-cell-properties fo:border="0.0069in solid #000000" fo:background-color="#17365D" style:writing-mode="lr-tb" fo:padding-top="0in" fo:padding-left="0.075in" fo:padding-bottom="0in" fo:padding-right="0.075in">
        <style:background-fill draw:fill="solid" draw:fill-color="#17365D"/>
      </style:table-cell-properties>
    </style:style>
    <style:style style:name="P30" style:parent-style-name="Paragraphedeliste" style:family="paragraph">
      <style:paragraph-properties fo:margin-left="0in">
        <style:tab-stops/>
      </style:paragraph-properties>
    </style:style>
    <style:style style:name="T31" style:parent-style-name="Policepardéfaut" style:family="text">
      <style:text-properties fo:font-weight="bold" style:font-weight-asian="bold" fo:color="#FFFFFF" fo:font-size="14pt" style:font-size-asian="14pt" style:text-underline-type="single" style:text-underline-style="solid" style:text-underline-width="auto" style:text-underline-mode="continuous"/>
    </style:style>
    <style:style style:name="TableRow32" style:family="table-row">
      <style:table-row-properties style:min-row-height="1.8472in"/>
    </style:style>
    <style:style style:name="TableCell33" style:family="table-cell">
      <style:table-cell-properties fo:border="0.0069in solid #000000" style:writing-mode="lr-tb" fo:padding-top="0in" fo:padding-left="0.075in" fo:padding-bottom="0in" fo:padding-right="0.075in"/>
    </style:style>
    <style:style style:name="P34" style:parent-style-name="Paragraphedeliste" style:list-style-name="LFO1" style:family="paragraph">
      <style:paragraph-properties fo:line-height="115%"/>
    </style:style>
    <style:style style:name="P35" style:parent-style-name="Paragraphedeliste" style:list-style-name="LFO1" style:family="paragraph">
      <style:paragraph-properties fo:line-height="115%"/>
    </style:style>
    <style:style style:name="P36" style:parent-style-name="Paragraphedeliste" style:list-style-name="LFO1" style:family="paragraph">
      <style:paragraph-properties fo:line-height="115%"/>
    </style:style>
    <style:style style:name="P37" style:parent-style-name="Paragraphedeliste" style:list-style-name="LFO1" style:family="paragraph">
      <style:paragraph-properties fo:line-height="115%"/>
    </style:style>
    <style:style style:name="P38" style:parent-style-name="Paragraphedeliste" style:list-style-name="LFO1" style:family="paragraph">
      <style:paragraph-properties fo:line-height="115%"/>
    </style:style>
    <style:style style:name="P39" style:parent-style-name="Paragraphedeliste" style:list-style-name="LFO1" style:family="paragraph">
      <style:paragraph-properties fo:line-height="115%"/>
    </style:style>
    <style:style style:name="P40" style:parent-style-name="Paragraphedeliste" style:list-style-name="LFO1" style:family="paragraph">
      <style:paragraph-properties fo:line-height="115%"/>
    </style:style>
    <style:style style:name="P41" style:parent-style-name="Paragraphedeliste" style:list-style-name="LFO1" style:family="paragraph">
      <style:paragraph-properties fo:line-height="115%"/>
    </style:style>
    <style:style style:name="P42" style:parent-style-name="Paragraphedeliste" style:list-style-name="LFO1" style:family="paragraph">
      <style:paragraph-properties fo:line-height="115%"/>
    </style:style>
    <style:style style:name="P43" style:parent-style-name="Paragraphedeliste" style:list-style-name="LFO1" style:family="paragraph">
      <style:paragraph-properties fo:line-height="115%"/>
    </style:style>
    <style:style style:name="P44" style:parent-style-name="Paragraphedeliste" style:list-style-name="LFO1" style:family="paragraph">
      <style:paragraph-properties fo:line-height="115%"/>
    </style:style>
    <style:style style:name="P45" style:parent-style-name="Paragraphedeliste" style:list-style-name="LFO1" style:family="paragraph">
      <style:paragraph-properties fo:line-height="115%"/>
    </style:style>
    <style:style style:name="P46" style:parent-style-name="Paragraphedeliste" style:list-style-name="LFO1" style:family="paragraph">
      <style:paragraph-properties fo:line-height="115%"/>
    </style:style>
    <style:style style:name="P47" style:parent-style-name="Paragraphedeliste" style:list-style-name="LFO1" style:family="paragraph">
      <style:paragraph-properties fo:line-height="115%"/>
    </style:style>
    <style:style style:name="TableRow48" style:family="table-row">
      <style:table-row-properties style:min-row-height="0.1006in"/>
    </style:style>
    <style:style style:name="TableCell49" style:family="table-cell">
      <style:table-cell-properties fo:border="0.0069in solid #000000" fo:background-color="#17365D" style:writing-mode="lr-tb" fo:padding-top="0in" fo:padding-left="0.075in" fo:padding-bottom="0in" fo:padding-right="0.075in">
        <style:background-fill draw:fill="solid" draw:fill-color="#17365D"/>
      </style:table-cell-properties>
    </style:style>
    <style:style style:name="P50" style:parent-style-name="Paragraphedeliste" style:family="paragraph">
      <style:paragraph-properties fo:margin-left="0in">
        <style:tab-stops/>
      </style:paragraph-properties>
    </style:style>
    <style:style style:name="T51" style:parent-style-name="Policepardéfaut" style:family="text">
      <style:text-properties fo:font-weight="bold" style:font-weight-asian="bold" fo:color="#FFFFFF" fo:font-size="14pt" style:font-size-asian="14pt" style:text-underline-type="single" style:text-underline-style="solid" style:text-underline-width="auto" style:text-underline-mode="continuous"/>
    </style:style>
    <style:style style:name="T52"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TableRow53" style:family="table-row">
      <style:table-row-properties style:min-row-height="1.1493in"/>
    </style:style>
    <style:style style:name="TableCell54" style:family="table-cell">
      <style:table-cell-properties fo:border="0.0069in solid #000000" style:writing-mode="lr-tb" fo:padding-top="0in" fo:padding-left="0.075in" fo:padding-bottom="0in" fo:padding-right="0.075in"/>
    </style:style>
    <style:style style:name="P55" style:parent-style-name="Paragraphedeliste" style:list-style-name="LFO2" style:family="paragraph">
      <style:paragraph-properties fo:line-height="115%"/>
    </style:style>
    <style:style style:name="P56" style:parent-style-name="Paragraphedeliste" style:list-style-name="LFO2" style:family="paragraph">
      <style:paragraph-properties fo:line-height="115%"/>
    </style:style>
    <style:style style:name="P57" style:parent-style-name="Paragraphedeliste" style:list-style-name="LFO2" style:family="paragraph">
      <style:paragraph-properties fo:line-height="115%"/>
    </style:style>
    <style:style style:name="P58" style:parent-style-name="Paragraphedeliste" style:list-style-name="LFO2" style:family="paragraph">
      <style:paragraph-properties fo:line-height="115%"/>
    </style:style>
    <style:style style:name="P59" style:parent-style-name="Paragraphedeliste" style:list-style-name="LFO2" style:family="paragraph">
      <style:paragraph-properties fo:line-height="115%"/>
    </style:style>
    <style:style style:name="P60" style:parent-style-name="Paragraphedeliste" style:list-style-name="LFO2" style:family="paragraph">
      <style:paragraph-properties fo:line-height="115%"/>
    </style:style>
    <style:style style:name="P61" style:parent-style-name="Paragraphedeliste" style:list-style-name="LFO2" style:family="paragraph">
      <style:paragraph-properties fo:line-height="115%"/>
    </style:style>
    <style:style style:name="P62" style:parent-style-name="Paragraphedeliste" style:list-style-name="LFO2" style:family="paragraph"/>
  </office:automatic-styles>
  <office:body>
    <office:text text:use-soft-page-breaks="true">
      <text:p text:style-name="P1">Département des Risques<text:s/></text:p>
      <text:p text:style-name="Normal"><text:span text:style-name="T2">Ecobank TCHAD</text:span><text:span text:style-name="T3"><text:tab/></text:span></text:p>
      <text:p text:style-name="P4"><text:tab/><text:tab/></text:p>
      <text:p text:style-name="P5"><text:span text:style-name="T6">JOB DESCRIPTION</text:span></text:p>
      <text:p text:style-name="P7"/>
      <text:p text:style-name="P8"/>
      <text:p text:style-name="Normal"><text:span text:style-name="T9">Intitulé du poste</text:span><text:span text:style-name="T10"> :</text:span><text:span text:style-name="T11"><text:s/></text:span><text:span text:style-name="T12">Credit Administration Officer</text:span></text:p>
      <text:p text:style-name="P13"/>
      <text:p text:style-name="Normal"><text:span text:style-name="T14">Superviseur Direct:</text:span><text:span text:style-name="T15"><text:s/></text:span><text:span text:style-name="T16">Head Credit Administration Department</text:span></text:p>
      <text:p text:style-name="P17"/>
      <text:p text:style-name="P18"/>
      <text:h text:style-name="P19" text:outline-level="1">OBJET DU POSTE</text:h>
      <text:p text:style-name="P20"/>
      <text:p text:style-name="P21">La mission générale de l’Administration du crédit est la gestion administrative des dossiers de crédit, s’assurer de l’approbation du dossier au niveau requis, de la conformité de la documentation, saisir des limites des crédits, s’assurer de la mise en place avec les conditions transmises, de classer en ordre les dossiers et les originaux des garantie au coffre avec copie dans le dossier puis le suivi des remboursements.</text:p>
      <text:p text:style-name="P22"/>
      <text:h text:style-name="P23" text:outline-level="2">Missions liées au Poste :</text:h>
      <text:p text:style-name="P24"/>
      <text:p text:style-name="P25">Elle a en charge l’administration générale des crédits octroyés par la banque. Elle veille au suivi administratif rigoureux des crédits et à la production de reportings périodiques et fiables sur le portefeuille, contribuant ainsi à la prise de décision stratégique et à la gestion des risques.<text:s/></text:p>
      <table:table table:style-name="Table26">
        <table:table-columns>
          <table:table-column table:style-name="TableColumn27"/>
        </table:table-columns>
        <table:table-row table:style-name="TableRow28">
          <table:table-cell table:style-name="TableCell29">
            <text:p text:style-name="P30"><text:span text:style-name="T31">Principales responsabilités</text:span></text:p>
          </table:table-cell>
        </table:table-row>
        <table:table-row table:style-name="TableRow32">
          <table:table-cell table:style-name="TableCell33">
            <text:list text:style-name="LFO1" text:continue-numbering="true">
              <text:list-item>
                <text:p text:style-name="P34">Veiller au respect de l’ensemble des conditions d’approbation et à l’obtention des validations requises avant la saisie des limites et le déblocage des facilités.</text:p>
              </text:list-item>
              <text:list-item>
                <text:p text:style-name="P35">Assurer, en collaboration avec le service juridique, le suivi des garanties clients : enregistrement dans le système, réévaluation des garanties et suivi des assurances.</text:p>
              </text:list-item>
              <text:list-item>
                <text:p text:style-name="P36">Veiller au blocage des facilités en N+1 et s’assurer que tout déblocage respecte strictement les conditions d’approbation.</text:p>
              </text:list-item>
              <text:list-item>
                <text:p text:style-name="P37">Assurer le suivi des facilités accordées et effectuer des rappels aux gestionnaires avant les échéances.</text:p>
              </text:list-item>
              <text:list-item>
                <text:p text:style-name="P38">Élaborer et suivre les tableaux de bord des Produits de Portefeuille (PP), veiller au respect des limites individuelles et mesurer leur performance (PP Report).</text:p>
              </text:list-item>
              <text:list-item>
                <text:p text:style-name="P39">Signaler aux gestionnaires les impayés, retards et dépassements des lignes de découvert, et assurer la remontée des alertes et anomalies.</text:p>
              </text:list-item>
              <text:list-item>
                <text:p text:style-name="P40">Participer au suivi des indicateurs de risque de crédit à travers les comités dédiés (Comité d’Alerte, Comité des Impayés, Comité de Recouvrement, etc.).</text:p>
              </text:list-item>
              <text:list-item>
                <text:p text:style-name="P41">Assurer la surveillance des marchés à travers le daily cash, le FX et les opérations inter-affiliées.</text:p>
              </text:list-item>
              <text:list-item>
                <text:p text:style-name="P42">Produire les reportings internes et réglementaires : Portfolio Report, modèles d’évaluation et IFRS 9.</text:p>
              </text:list-item>
              <text:list-item>
                <text:p text:style-name="P43">Participer activement à la correction des insuffisances relevées lors des missions COBAC, FCR, ARR et par les Commissaires aux Comptes.</text:p>
              </text:list-item>
              <text:list-item>
                <text:p text:style-name="P44">Développer une collaboration efficace avec l’ensemble des collègues et parties prenantes.</text:p>
              </text:list-item>
              <text:list-item>
                <text:p text:style-name="P45">Veiller à l’application stricte des règles d’éthique et de déontologie du Groupe.</text:p>
              </text:list-item>
              <text:list-item>
                <text:p text:style-name="P46">Respecter rigoureusement le règlement intérieur de la Banque ainsi que le planning des congés.</text:p>
              </text:list-item>
              <text:list-item>
                <text:p text:style-name="P47">Proposer et mettre en œuvre des initiatives visant à améliorer la qualité et les délais de traitement des activités.</text:p>
              </text:list-item>
            </text:list>
          </table:table-cell>
        </table:table-row>
        <text:soft-page-break/>
        <table:table-row table:style-name="TableRow48">
          <table:table-cell table:style-name="TableCell49">
            <text:p text:style-name="P50"><text:span text:style-name="T51">Compétences </text:span><text:span text:style-name="T52"><text:s/></text:span></text:p>
          </table:table-cell>
        </table:table-row>
        <table:table-row table:style-name="TableRow53">
          <table:table-cell table:style-name="TableCell54">
            <text:list text:style-name="LFO2" text:continue-numbering="true">
              <text:list-item>
                <text:p text:style-name="P55">Maîtrise des Produits de Portefeuille (PP).</text:p>
              </text:list-item>
              <text:list-item>
                <text:p text:style-name="P56">Bonne connaissance de la politique de crédit de la banque (GCPPM).</text:p>
              </text:list-item>
              <text:list-item>
                <text:p text:style-name="P57">Excellentes capacités d’analyse, de synthèse et de communication.</text:p>
              </text:list-item>
              <text:list-item>
                <text:p text:style-name="P58">Bonne connaissance des normes comptables IFRS, notamment IFRS 9.</text:p>
              </text:list-item>
              <text:list-item>
                <text:p text:style-name="P59">Maîtrise du cycle de vie du crédit bancaire.</text:p>
              </text:list-item>
              <text:list-item>
                <text:p text:style-name="P60">Capacité à travailler sous pression et à respecter les délais.</text:p>
              </text:list-item>
              <text:list-item>
                <text:p text:style-name="P61">Maîtrise des outils bureautiques et des applications bancaires (Excel, systèmes bancaires).</text:p>
              </text:list-item>
              <text:list-item>
                <text:p text:style-name="P62">Intégrité morale, sens des responsabilités et disponibilité.</text:p>
              </text:list-item>
            </text:list>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paragraph-properties fo:margin-bottom="0in" fo:line-height="100%"/>
      <style:text-properties style:font-name="Times New Roman" style:font-name-asian="Times New Roman" style:font-name-complex="Times New Roman" style:letter-kerning="false" style:language-asian="fr" style:country-asian="FR"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GAMADA Douro [ETD-HR]</meta:initial-creator>
    <dc:creator>NGAMADA Douro [ETD-HR]</dc:creator>
    <meta:creation-date>2026-03-24T17:00:00Z</meta:creation-date>
    <dc:date>2026-03-24T17:02:00Z</dc:date>
    <meta:template xlink:href="Normal" xlink:type="simple"/>
    <meta:editing-cycles>1</meta:editing-cycles>
    <meta:editing-duration>PT60S</meta:editing-duration>
    <meta:user-defined meta:name="MSIP_Label_dd1125dd-bf53-44e5-9190-44d9dee7bafb_Enabled">true</meta:user-defined>
    <meta:user-defined meta:name="MSIP_Label_dd1125dd-bf53-44e5-9190-44d9dee7bafb_SetDate">2026-03-24T17:00:45Z</meta:user-defined>
    <meta:user-defined meta:name="MSIP_Label_dd1125dd-bf53-44e5-9190-44d9dee7bafb_Method">Privileged</meta:user-defined>
    <meta:user-defined meta:name="MSIP_Label_dd1125dd-bf53-44e5-9190-44d9dee7bafb_Name">dd1125dd-bf53-44e5-9190-44d9dee7bafb</meta:user-defined>
    <meta:user-defined meta:name="MSIP_Label_dd1125dd-bf53-44e5-9190-44d9dee7bafb_SiteId">6400df67-1817-484e-84ae-ed3b97ca1620</meta:user-defined>
    <meta:user-defined meta:name="MSIP_Label_dd1125dd-bf53-44e5-9190-44d9dee7bafb_ActionId">14d190a7-a2b0-46ba-a924-25344bdaab73</meta:user-defined>
    <meta:user-defined meta:name="MSIP_Label_dd1125dd-bf53-44e5-9190-44d9dee7bafb_ContentBits">0</meta:user-defined>
    <meta:user-defined meta:name="MSIP_Label_dd1125dd-bf53-44e5-9190-44d9dee7bafb_Tag">10, 0, 1, 1</meta:user-defined>
    <meta:document-statistic meta:page-count="2" meta:paragraph-count="42" meta:word-count="482" meta:character-count="3185" meta:row-count="76" meta:non-whitespace-character-count="2745"/>
  </office:meta>
</office:document-meta>
</file>